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P1" style:family="paragraph">
      <style:paragraph-properties fo:text-align="center"/>
      <style:text-properties fo:font-family="LMMono10" style:font-pitch="fixed" fo:font-size="12pt" style:font-size-asian="12pt" style:font-size-complex="12pt"/>
    </style:style>
    <style:style style:name="P2" style:family="paragraph">
      <style:text-properties fo:font-family="LMMono10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0.16cm" svg:height="1.27cm" svg:x="1.762cm" svg:y="1.88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52cm" svg:y1="3.159cm" svg:x2="10.652cm" svg:y2="1.889cm">
          <text:p/>
        </draw:line>
        <draw:line draw:style-name="gr2" draw:text-style-name="P1" draw:layer="layout" svg:x1="9.382cm" svg:y1="3.159cm" svg:x2="9.382cm" svg:y2="1.889cm">
          <text:p/>
        </draw:line>
        <draw:frame draw:style-name="gr3" draw:text-style-name="P2" draw:layer="layout" svg:width="0.951cm" svg:height="0.818cm" svg:x="10.779cm" svg:y="2.143cm">
          <draw:text-box>
            <text:p text:style-name="P2">QE</text:p>
          </draw:text-box>
        </draw:frame>
        <draw:frame draw:style-name="gr3" draw:text-style-name="P2" draw:layer="layout" svg:width="0.951cm" svg:height="0.818cm" svg:x="9.509cm" svg:y="2.143cm">
          <draw:text-box>
            <text:p text:style-name="P2">QF</text:p>
          </draw:text-box>
        </draw:frame>
        <draw:line draw:style-name="gr2" draw:text-style-name="P1" draw:layer="layout" svg:x1="3.032cm" svg:y1="3.159cm" svg:x2="3.032cm" svg:y2="1.889cm">
          <text:p/>
        </draw:line>
        <draw:line draw:style-name="gr2" draw:text-style-name="P1" draw:layer="layout" svg:x1="4.302cm" svg:y1="3.159cm" svg:x2="4.302cm" svg:y2="1.889cm">
          <text:p/>
        </draw:line>
        <draw:line draw:style-name="gr2" draw:text-style-name="P1" draw:layer="layout" svg:x1="5.572cm" svg:y1="3.159cm" svg:x2="5.572cm" svg:y2="1.889cm">
          <text:p/>
        </draw:line>
        <draw:line draw:style-name="gr2" draw:text-style-name="P1" draw:layer="layout" svg:x1="6.842cm" svg:y1="3.159cm" svg:x2="6.842cm" svg:y2="1.889cm">
          <text:p/>
        </draw:line>
        <draw:line draw:style-name="gr2" draw:text-style-name="P1" draw:layer="layout" svg:x1="8.112cm" svg:y1="3.159cm" svg:x2="8.112cm" svg:y2="1.889cm">
          <text:p/>
        </draw:line>
        <draw:frame draw:style-name="gr3" draw:text-style-name="P2" draw:layer="layout" svg:width="0.726cm" svg:height="0.818cm" svg:x="8.402cm" svg:y="2.143cm">
          <draw:text-box>
            <text:p text:style-name="P2">-</text:p>
          </draw:text-box>
        </draw:frame>
        <draw:frame draw:style-name="gr3" draw:text-style-name="P2" draw:layer="layout" svg:width="0.726cm" svg:height="0.818cm" svg:x="7.096cm" svg:y="2.143cm">
          <draw:text-box>
            <text:p text:style-name="P2">-</text:p>
          </draw:text-box>
        </draw:frame>
        <draw:frame draw:style-name="gr3" draw:text-style-name="P2" draw:layer="layout" svg:width="0.726cm" svg:height="0.818cm" svg:x="5.826cm" svg:y="2.143cm">
          <draw:text-box>
            <text:p text:style-name="P2">-</text:p>
          </draw:text-box>
        </draw:frame>
        <draw:frame draw:style-name="gr3" draw:text-style-name="P2" draw:layer="layout" svg:width="0.726cm" svg:height="0.818cm" svg:x="4.556cm" svg:y="2.143cm">
          <draw:text-box>
            <text:p text:style-name="P2">-</text:p>
          </draw:text-box>
        </draw:frame>
        <draw:frame draw:style-name="gr3" draw:text-style-name="P2" draw:layer="layout" svg:width="0.726cm" svg:height="0.818cm" svg:x="3.286cm" svg:y="2.143cm">
          <draw:text-box>
            <text:p text:style-name="P2">-</text:p>
          </draw:text-box>
        </draw:frame>
        <draw:frame draw:style-name="gr3" draw:text-style-name="P2" draw:layer="layout" svg:width="0.726cm" svg:height="0.818cm" svg:x="2.052cm" svg:y="2.143cm">
          <draw:text-box>
            <text:p text:style-name="P2">-</text:p>
          </draw:text-box>
        </draw:frame>
        <draw:frame draw:style-name="gr3" draw:text-style-name="P2" draw:layer="layout" svg:width="3.715cm" svg:height="0.818cm" svg:x="11.979cm" svg:y="2.143cm">
          <draw:text-box>
            <text:p text:style-name="P2">KQSTAT<text:tab/>R/O</text:p>
          </draw:text-box>
        </draw:frame>
        <draw:frame draw:style-name="gr3" draw:text-style-name="P2" draw:layer="layout" svg:width="0.726cm" svg:height="0.818cm" svg:x="1cm" svg:y="2.143cm">
          <draw:text-box>
            <text:p text:style-name="P2">0</text:p>
          </draw:text-box>
        </draw:frame>
        <draw:custom-shape draw:style-name="gr1" draw:text-style-name="P1" draw:layer="layout" svg:width="10.16cm" svg:height="1.27cm" svg:x="1.762cm" svg:y="3.15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52cm" svg:y1="4.429cm" svg:x2="10.652cm" svg:y2="3.159cm">
          <text:p/>
        </draw:line>
        <draw:line draw:style-name="gr2" draw:text-style-name="P1" draw:layer="layout" svg:x1="9.382cm" svg:y1="4.429cm" svg:x2="9.382cm" svg:y2="3.159cm">
          <text:p/>
        </draw:line>
        <draw:frame draw:style-name="gr3" draw:text-style-name="P2" draw:layer="layout" svg:width="0.951cm" svg:height="0.818cm" svg:x="10.779cm" svg:y="3.413cm">
          <draw:text-box>
            <text:p text:style-name="P2">D0</text:p>
          </draw:text-box>
        </draw:frame>
        <draw:frame draw:style-name="gr3" draw:text-style-name="P2" draw:layer="layout" svg:width="0.951cm" svg:height="0.818cm" svg:x="9.574cm" svg:y="3.413cm">
          <draw:text-box>
            <text:p text:style-name="P2">D1</text:p>
          </draw:text-box>
        </draw:frame>
        <draw:line draw:style-name="gr2" draw:text-style-name="P1" draw:layer="layout" svg:x1="3.032cm" svg:y1="4.429cm" svg:x2="3.032cm" svg:y2="3.159cm">
          <text:p/>
        </draw:line>
        <draw:line draw:style-name="gr2" draw:text-style-name="P1" draw:layer="layout" svg:x1="4.302cm" svg:y1="4.429cm" svg:x2="4.302cm" svg:y2="3.159cm">
          <text:p/>
        </draw:line>
        <draw:line draw:style-name="gr2" draw:text-style-name="P1" draw:layer="layout" svg:x1="5.572cm" svg:y1="4.429cm" svg:x2="5.572cm" svg:y2="3.159cm">
          <text:p/>
        </draw:line>
        <draw:line draw:style-name="gr2" draw:text-style-name="P1" draw:layer="layout" svg:x1="6.842cm" svg:y1="4.429cm" svg:x2="6.842cm" svg:y2="3.159cm">
          <text:p/>
        </draw:line>
        <draw:line draw:style-name="gr2" draw:text-style-name="P1" draw:layer="layout" svg:x1="8.112cm" svg:y1="4.429cm" svg:x2="8.112cm" svg:y2="3.159cm">
          <text:p/>
        </draw:line>
        <draw:frame draw:style-name="gr3" draw:text-style-name="P2" draw:layer="layout" svg:width="0.951cm" svg:height="0.818cm" svg:x="8.239cm" svg:y="3.413cm">
          <draw:text-box>
            <text:p text:style-name="P2">D2</text:p>
          </draw:text-box>
        </draw:frame>
        <draw:frame draw:style-name="gr3" draw:text-style-name="P2" draw:layer="layout" svg:width="0.951cm" svg:height="0.818cm" svg:x="6.969cm" svg:y="3.413cm">
          <draw:text-box>
            <text:p text:style-name="P2">D3</text:p>
          </draw:text-box>
        </draw:frame>
        <draw:frame draw:style-name="gr3" draw:text-style-name="P2" draw:layer="layout" svg:width="0.951cm" svg:height="0.818cm" svg:x="5.699cm" svg:y="3.413cm">
          <draw:text-box>
            <text:p text:style-name="P2">D4</text:p>
          </draw:text-box>
        </draw:frame>
        <draw:frame draw:style-name="gr3" draw:text-style-name="P2" draw:layer="layout" svg:width="0.951cm" svg:height="0.818cm" svg:x="4.494cm" svg:y="3.413cm">
          <draw:text-box>
            <text:p text:style-name="P2">D5</text:p>
          </draw:text-box>
        </draw:frame>
        <draw:frame draw:style-name="gr3" draw:text-style-name="P2" draw:layer="layout" svg:width="0.951cm" svg:height="0.818cm" svg:x="3.286cm" svg:y="3.413cm">
          <draw:text-box>
            <text:p text:style-name="P2">D6</text:p>
          </draw:text-box>
        </draw:frame>
        <draw:frame draw:style-name="gr3" draw:text-style-name="P2" draw:layer="layout" svg:width="0.951cm" svg:height="0.818cm" svg:x="1.954cm" svg:y="3.413cm">
          <draw:text-box>
            <text:p text:style-name="P2">D7</text:p>
          </draw:text-box>
        </draw:frame>
        <draw:frame draw:style-name="gr3" draw:text-style-name="P2" draw:layer="layout" svg:width="3.715cm" svg:height="0.818cm" svg:x="11.979cm" svg:y="3.413cm">
          <draw:text-box>
            <text:p text:style-name="P2">KQDATA<text:tab/>R/O</text:p>
          </draw:text-box>
        </draw:frame>
        <draw:frame draw:style-name="gr3" draw:text-style-name="P2" draw:layer="layout" svg:width="0.726cm" svg:height="0.818cm" svg:x="1cm" svg:y="3.413cm">
          <draw:text-box>
            <text:p text:style-name="P2">1</text:p>
          </draw:text-box>
        </draw:frame>
        <draw:custom-shape draw:style-name="gr1" draw:text-style-name="P1" draw:layer="layout" svg:width="10.16cm" svg:height="1.27cm" svg:x="1.8cm" svg:y="5.69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9cm" svg:y1="6.969cm" svg:x2="10.69cm" svg:y2="5.699cm">
          <text:p/>
        </draw:line>
        <draw:line draw:style-name="gr2" draw:text-style-name="P1" draw:layer="layout" svg:x1="9.42cm" svg:y1="6.969cm" svg:x2="9.42cm" svg:y2="5.699cm">
          <text:p/>
        </draw:line>
        <draw:frame draw:style-name="gr3" draw:text-style-name="P2" draw:layer="layout" svg:width="0.726cm" svg:height="0.818cm" svg:x="10.944cm" svg:y="5.953cm">
          <draw:text-box>
            <text:p text:style-name="P2">-</text:p>
          </draw:text-box>
        </draw:frame>
        <draw:frame draw:style-name="gr3" draw:text-style-name="P2" draw:layer="layout" svg:width="0.726cm" svg:height="0.818cm" svg:x="9.71cm" svg:y="5.953cm">
          <draw:text-box>
            <text:p text:style-name="P2">-</text:p>
          </draw:text-box>
        </draw:frame>
        <draw:line draw:style-name="gr2" draw:text-style-name="P1" draw:layer="layout" svg:x1="3.07cm" svg:y1="6.969cm" svg:x2="3.07cm" svg:y2="5.699cm">
          <text:p/>
        </draw:line>
        <draw:line draw:style-name="gr2" draw:text-style-name="P1" draw:layer="layout" svg:x1="4.34cm" svg:y1="6.969cm" svg:x2="4.34cm" svg:y2="5.699cm">
          <text:p/>
        </draw:line>
        <draw:line draw:style-name="gr2" draw:text-style-name="P1" draw:layer="layout" svg:x1="5.61cm" svg:y1="6.969cm" svg:x2="5.61cm" svg:y2="5.699cm">
          <text:p/>
        </draw:line>
        <draw:line draw:style-name="gr4" draw:text-style-name="P1" draw:layer="layout" svg:x1="6.88cm" svg:y1="6.969cm" svg:x2="6.88cm" svg:y2="5.699cm">
          <text:p/>
        </draw:line>
        <draw:line draw:style-name="gr2" draw:text-style-name="P1" draw:layer="layout" svg:x1="8.15cm" svg:y1="6.969cm" svg:x2="8.15cm" svg:y2="5.699cm">
          <text:p/>
        </draw:line>
        <draw:frame draw:style-name="gr3" draw:text-style-name="P2" draw:layer="layout" svg:width="0.726cm" svg:height="0.818cm" svg:x="8.44cm" svg:y="5.953cm">
          <draw:text-box>
            <text:p text:style-name="P2">-</text:p>
          </draw:text-box>
        </draw:frame>
        <draw:frame draw:style-name="gr3" draw:text-style-name="P2" draw:layer="layout" svg:width="0.726cm" svg:height="0.818cm" svg:x="7.134cm" svg:y="5.953cm">
          <draw:text-box>
            <text:p text:style-name="P2">-</text:p>
          </draw:text-box>
        </draw:frame>
        <draw:frame draw:style-name="gr3" draw:text-style-name="P2" draw:layer="layout" svg:width="0.726cm" svg:height="0.818cm" svg:x="5.864cm" svg:y="5.953cm">
          <draw:text-box>
            <text:p text:style-name="P2">-</text:p>
          </draw:text-box>
        </draw:frame>
        <draw:frame draw:style-name="gr3" draw:text-style-name="P2" draw:layer="layout" svg:width="0.726cm" svg:height="0.818cm" svg:x="4.594cm" svg:y="5.953cm">
          <draw:text-box>
            <text:p text:style-name="P2">-</text:p>
          </draw:text-box>
        </draw:frame>
        <draw:frame draw:style-name="gr3" draw:text-style-name="P2" draw:layer="layout" svg:width="0.726cm" svg:height="0.818cm" svg:x="3.324cm" svg:y="5.953cm">
          <draw:text-box>
            <text:p text:style-name="P2">-</text:p>
          </draw:text-box>
        </draw:frame>
        <draw:frame draw:style-name="gr3" draw:text-style-name="P2" draw:layer="layout" svg:width="0.726cm" svg:height="0.818cm" svg:x="2.09cm" svg:y="5.953cm">
          <draw:text-box>
            <text:p text:style-name="P2">-</text:p>
          </draw:text-box>
        </draw:frame>
        <draw:frame draw:style-name="gr3" draw:text-style-name="P2" draw:layer="layout" svg:width="3.715cm" svg:height="0.818cm" svg:x="12.017cm" svg:y="5.953cm">
          <draw:text-box>
            <text:p text:style-name="P2">n/a<text:tab/><text:tab/>W/O</text:p>
          </draw:text-box>
        </draw:frame>
        <draw:frame draw:style-name="gr3" draw:text-style-name="P2" draw:layer="layout" svg:width="0.726cm" svg:height="0.818cm" svg:x="1.038cm" svg:y="5.953cm">
          <draw:text-box>
            <text:p text:style-name="P2">0</text:p>
          </draw:text-box>
        </draw:frame>
        <draw:custom-shape draw:style-name="gr1" draw:text-style-name="P1" draw:layer="layout" svg:width="10.16cm" svg:height="1.27cm" svg:x="1.8cm" svg:y="6.96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9cm" svg:y1="8.239cm" svg:x2="10.69cm" svg:y2="6.969cm">
          <text:p/>
        </draw:line>
        <draw:line draw:style-name="gr2" draw:text-style-name="P1" draw:layer="layout" svg:x1="9.42cm" svg:y1="8.239cm" svg:x2="9.42cm" svg:y2="6.969cm">
          <text:p/>
        </draw:line>
        <draw:frame draw:style-name="gr3" draw:text-style-name="P2" draw:layer="layout" svg:width="0.726cm" svg:height="0.818cm" svg:x="10.944cm" svg:y="7.223cm">
          <draw:text-box>
            <text:p text:style-name="P2">-</text:p>
          </draw:text-box>
        </draw:frame>
        <draw:frame draw:style-name="gr3" draw:text-style-name="P2" draw:layer="layout" svg:width="0.726cm" svg:height="0.818cm" svg:x="9.71cm" svg:y="7.223cm">
          <draw:text-box>
            <text:p text:style-name="P2">-</text:p>
          </draw:text-box>
        </draw:frame>
        <draw:line draw:style-name="gr2" draw:text-style-name="P1" draw:layer="layout" svg:x1="3.07cm" svg:y1="8.239cm" svg:x2="3.07cm" svg:y2="6.969cm">
          <text:p/>
        </draw:line>
        <draw:line draw:style-name="gr2" draw:text-style-name="P1" draw:layer="layout" svg:x1="4.34cm" svg:y1="8.239cm" svg:x2="4.34cm" svg:y2="6.969cm">
          <text:p/>
        </draw:line>
        <draw:line draw:style-name="gr2" draw:text-style-name="P1" draw:layer="layout" svg:x1="5.61cm" svg:y1="8.239cm" svg:x2="5.61cm" svg:y2="6.969cm">
          <text:p/>
        </draw:line>
        <draw:line draw:style-name="gr2" draw:text-style-name="P1" draw:layer="layout" svg:x1="6.88cm" svg:y1="8.239cm" svg:x2="6.88cm" svg:y2="6.969cm">
          <text:p/>
        </draw:line>
        <draw:line draw:style-name="gr2" draw:text-style-name="P1" draw:layer="layout" svg:x1="8.15cm" svg:y1="8.239cm" svg:x2="8.15cm" svg:y2="6.969cm">
          <text:p/>
        </draw:line>
        <draw:frame draw:style-name="gr3" draw:text-style-name="P2" draw:layer="layout" svg:width="0.726cm" svg:height="0.818cm" svg:x="8.44cm" svg:y="7.223cm">
          <draw:text-box>
            <text:p text:style-name="P2">-</text:p>
          </draw:text-box>
        </draw:frame>
        <draw:frame draw:style-name="gr3" draw:text-style-name="P2" draw:layer="layout" svg:width="0.726cm" svg:height="0.818cm" svg:x="7.134cm" svg:y="7.223cm">
          <draw:text-box>
            <text:p text:style-name="P2">-</text:p>
          </draw:text-box>
        </draw:frame>
        <draw:frame draw:style-name="gr3" draw:text-style-name="P2" draw:layer="layout" svg:width="0.726cm" svg:height="0.818cm" svg:x="5.864cm" svg:y="7.223cm">
          <draw:text-box>
            <text:p text:style-name="P2">-</text:p>
          </draw:text-box>
        </draw:frame>
        <draw:frame draw:style-name="gr3" draw:text-style-name="P2" draw:layer="layout" svg:width="0.726cm" svg:height="0.818cm" svg:x="4.594cm" svg:y="7.223cm">
          <draw:text-box>
            <text:p text:style-name="P2">-</text:p>
          </draw:text-box>
        </draw:frame>
        <draw:frame draw:style-name="gr3" draw:text-style-name="P2" draw:layer="layout" svg:width="0.726cm" svg:height="0.818cm" svg:x="3.324cm" svg:y="7.223cm">
          <draw:text-box>
            <text:p text:style-name="P2">-</text:p>
          </draw:text-box>
        </draw:frame>
        <draw:frame draw:style-name="gr3" draw:text-style-name="P2" draw:layer="layout" svg:width="0.726cm" svg:height="0.818cm" svg:x="2.09cm" svg:y="7.223cm">
          <draw:text-box>
            <text:p text:style-name="P2">-</text:p>
          </draw:text-box>
        </draw:frame>
        <draw:frame draw:style-name="gr3" draw:text-style-name="P2" draw:layer="layout" svg:width="3.715cm" svg:height="0.818cm" svg:x="12.017cm" svg:y="7.223cm">
          <draw:text-box>
            <text:p text:style-name="P2">KQPOP<text:tab/><text:tab/>W/O</text:p>
          </draw:text-box>
        </draw:frame>
        <draw:frame draw:style-name="gr3" draw:text-style-name="P2" draw:layer="layout" svg:width="0.726cm" svg:height="0.818cm" svg:x="2.052cm" svg:y="1cm">
          <draw:text-box>
            <text:p text:style-name="P2">7</text:p>
          </draw:text-box>
        </draw:frame>
        <draw:frame draw:style-name="gr3" draw:text-style-name="P2" draw:layer="layout" svg:width="0.726cm" svg:height="0.818cm" svg:x="10.942cm" svg:y="1cm">
          <draw:text-box>
            <text:p text:style-name="P2">0</text:p>
          </draw:text-box>
        </draw:frame>
        <draw:frame draw:style-name="gr5" draw:text-style-name="P2" draw:layer="layout" svg:width="0.726cm" svg:height="0.818cm" svg:x="3.322cm" svg:y="1cm">
          <draw:text-box>
            <text:p text:style-name="P2">6</text:p>
          </draw:text-box>
        </draw:frame>
        <draw:frame draw:style-name="gr3" draw:text-style-name="P2" draw:layer="layout" svg:width="0.726cm" svg:height="0.818cm" svg:x="4.592cm" svg:y="1cm">
          <draw:text-box>
            <text:p text:style-name="P2">5</text:p>
          </draw:text-box>
        </draw:frame>
        <draw:frame draw:style-name="gr3" draw:text-style-name="P2" draw:layer="layout" svg:width="0.726cm" svg:height="0.818cm" svg:x="5.826cm" svg:y="1cm">
          <draw:text-box>
            <text:p text:style-name="P2">4</text:p>
          </draw:text-box>
        </draw:frame>
        <draw:frame draw:style-name="gr3" draw:text-style-name="P2" draw:layer="layout" svg:width="0.726cm" svg:height="0.818cm" svg:x="7.096cm" svg:y="1cm">
          <draw:text-box>
            <text:p text:style-name="P2">3</text:p>
          </draw:text-box>
        </draw:frame>
        <draw:frame draw:style-name="gr3" draw:text-style-name="P2" draw:layer="layout" svg:width="0.726cm" svg:height="0.818cm" svg:x="8.402cm" svg:y="1cm">
          <draw:text-box>
            <text:p text:style-name="P2">2</text:p>
          </draw:text-box>
        </draw:frame>
        <draw:frame draw:style-name="gr3" draw:text-style-name="P2" draw:layer="layout" svg:width="0.726cm" svg:height="0.818cm" svg:x="9.636cm" svg:y="1cm">
          <draw:text-box>
            <text:p text:style-name="P2">1</text:p>
          </draw:text-box>
        </draw:frame>
        <draw:frame draw:style-name="gr3" draw:text-style-name="P2" draw:layer="layout" svg:width="0.726cm" svg:height="0.818cm" svg:x="1.038cm" svg:y="7.223cm">
          <draw:text-box>
            <text:p text:style-name="P2">1</text:p>
          </draw:text-box>
        </draw:frame>
        <draw:custom-shape draw:style-name="gr1" draw:text-style-name="P1" draw:layer="layout" svg:width="10.16cm" svg:height="1.27cm" svg:x="1.8cm" svg:y="6.96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.69cm" svg:y1="8.239cm" svg:x2="10.69cm" svg:y2="6.969cm">
          <text:p/>
        </draw:line>
        <draw:line draw:style-name="gr2" draw:text-style-name="P1" draw:layer="layout" svg:x1="9.42cm" svg:y1="8.239cm" svg:x2="9.42cm" svg:y2="6.969cm">
          <text:p/>
        </draw:line>
        <draw:frame draw:style-name="gr3" draw:text-style-name="P2" draw:layer="layout" svg:width="0.726cm" svg:height="0.818cm" svg:x="10.944cm" svg:y="7.223cm">
          <draw:text-box>
            <text:p text:style-name="P2">-</text:p>
          </draw:text-box>
        </draw:frame>
        <draw:frame draw:style-name="gr3" draw:text-style-name="P2" draw:layer="layout" svg:width="0.726cm" svg:height="0.818cm" svg:x="9.71cm" svg:y="7.223cm">
          <draw:text-box>
            <text:p text:style-name="P2">-</text:p>
          </draw:text-box>
        </draw:frame>
        <draw:line draw:style-name="gr2" draw:text-style-name="P1" draw:layer="layout" svg:x1="3.07cm" svg:y1="8.239cm" svg:x2="3.07cm" svg:y2="6.969cm">
          <text:p/>
        </draw:line>
        <draw:line draw:style-name="gr2" draw:text-style-name="P1" draw:layer="layout" svg:x1="4.34cm" svg:y1="8.239cm" svg:x2="4.34cm" svg:y2="6.969cm">
          <text:p/>
        </draw:line>
        <draw:line draw:style-name="gr2" draw:text-style-name="P1" draw:layer="layout" svg:x1="5.61cm" svg:y1="8.239cm" svg:x2="5.61cm" svg:y2="6.969cm">
          <text:p/>
        </draw:line>
        <draw:line draw:style-name="gr2" draw:text-style-name="P1" draw:layer="layout" svg:x1="6.88cm" svg:y1="8.239cm" svg:x2="6.88cm" svg:y2="6.969cm">
          <text:p/>
        </draw:line>
        <draw:line draw:style-name="gr2" draw:text-style-name="P1" draw:layer="layout" svg:x1="8.15cm" svg:y1="8.239cm" svg:x2="8.15cm" svg:y2="6.969cm">
          <text:p/>
        </draw:line>
        <draw:frame draw:style-name="gr3" draw:text-style-name="P2" draw:layer="layout" svg:width="0.726cm" svg:height="0.818cm" svg:x="8.44cm" svg:y="7.223cm">
          <draw:text-box>
            <text:p text:style-name="P2">-</text:p>
          </draw:text-box>
        </draw:frame>
        <draw:frame draw:style-name="gr3" draw:text-style-name="P2" draw:layer="layout" svg:width="0.726cm" svg:height="0.818cm" svg:x="7.134cm" svg:y="7.223cm">
          <draw:text-box>
            <text:p text:style-name="P2">-</text:p>
          </draw:text-box>
        </draw:frame>
        <draw:frame draw:style-name="gr3" draw:text-style-name="P2" draw:layer="layout" svg:width="0.726cm" svg:height="0.818cm" svg:x="5.864cm" svg:y="7.223cm">
          <draw:text-box>
            <text:p text:style-name="P2">-</text:p>
          </draw:text-box>
        </draw:frame>
        <draw:frame draw:style-name="gr3" draw:text-style-name="P2" draw:layer="layout" svg:width="0.726cm" svg:height="0.818cm" svg:x="4.594cm" svg:y="7.223cm">
          <draw:text-box>
            <text:p text:style-name="P2">-</text:p>
          </draw:text-box>
        </draw:frame>
        <draw:frame draw:style-name="gr3" draw:text-style-name="P2" draw:layer="layout" svg:width="0.726cm" svg:height="0.818cm" svg:x="3.324cm" svg:y="7.223cm">
          <draw:text-box>
            <text:p text:style-name="P2">-</text:p>
          </draw:text-box>
        </draw:frame>
        <draw:frame draw:style-name="gr3" draw:text-style-name="P2" draw:layer="layout" svg:width="0.726cm" svg:height="0.818cm" svg:x="2.09cm" svg:y="7.223cm">
          <draw:text-box>
            <text:p text:style-name="P2">-</text:p>
          </draw:text-box>
        </draw:frame>
        <draw:frame draw:style-name="gr3" draw:text-style-name="P2" draw:layer="layout" svg:width="3.715cm" svg:height="0.818cm" svg:x="12.017cm" svg:y="7.223cm">
          <draw:text-box>
            <text:p text:style-name="P2">KQPOP<text:tab/><text:tab/>W/O</text:p>
          </draw:text-box>
        </draw:frame>
        <draw:frame draw:style-name="gr3" draw:text-style-name="P2" draw:layer="layout" svg:width="0.726cm" svg:height="0.818cm" svg:x="2.052cm" svg:y="4.81cm">
          <draw:text-box>
            <text:p text:style-name="P2">7</text:p>
          </draw:text-box>
        </draw:frame>
        <draw:frame draw:style-name="gr3" draw:text-style-name="P2" draw:layer="layout" svg:width="0.726cm" svg:height="0.818cm" svg:x="10.942cm" svg:y="4.81cm">
          <draw:text-box>
            <text:p text:style-name="P2">0</text:p>
          </draw:text-box>
        </draw:frame>
        <draw:frame draw:style-name="gr5" draw:text-style-name="P2" draw:layer="layout" svg:width="0.726cm" svg:height="0.818cm" svg:x="3.322cm" svg:y="4.81cm">
          <draw:text-box>
            <text:p text:style-name="P2">6</text:p>
          </draw:text-box>
        </draw:frame>
        <draw:frame draw:style-name="gr3" draw:text-style-name="P2" draw:layer="layout" svg:width="0.726cm" svg:height="0.818cm" svg:x="4.592cm" svg:y="4.81cm">
          <draw:text-box>
            <text:p text:style-name="P2">5</text:p>
          </draw:text-box>
        </draw:frame>
        <draw:frame draw:style-name="gr3" draw:text-style-name="P2" draw:layer="layout" svg:width="0.726cm" svg:height="0.818cm" svg:x="5.826cm" svg:y="4.81cm">
          <draw:text-box>
            <text:p text:style-name="P2">4</text:p>
          </draw:text-box>
        </draw:frame>
        <draw:frame draw:style-name="gr3" draw:text-style-name="P2" draw:layer="layout" svg:width="0.726cm" svg:height="0.818cm" svg:x="7.096cm" svg:y="4.81cm">
          <draw:text-box>
            <text:p text:style-name="P2">3</text:p>
          </draw:text-box>
        </draw:frame>
        <draw:frame draw:style-name="gr3" draw:text-style-name="P2" draw:layer="layout" svg:width="0.726cm" svg:height="0.818cm" svg:x="8.402cm" svg:y="4.81cm">
          <draw:text-box>
            <text:p text:style-name="P2">2</text:p>
          </draw:text-box>
        </draw:frame>
        <draw:frame draw:style-name="gr3" draw:text-style-name="P2" draw:layer="layout" svg:width="0.726cm" svg:height="0.818cm" svg:x="9.636cm" svg:y="4.81cm">
          <draw:text-box>
            <text:p text:style-name="P2">1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05T18:51:31</meta:creation-date>
    <dc:date>2012-09-05T19:35:08</dc:date>
    <meta:editing-duration>PT43M37S</meta:editing-duration>
    <meta:editing-cycles>2</meta:editing-cycles>
    <meta:generator>LibreOffice/3.4$Unix LibreOffice_project/340m1$Build-402</meta:generator>
    <meta:document-statistic meta:object-count="105"/>
  </office:meta>
</office:document-meta>
</file>